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 style:family="paragraph" style:parent-style-name="paragrafutama">
      <style:paragraph-properties fo:text-align="justify" style:justify-single-word="false"/>
      <style:text-properties fo:font-size="12pt" officeooo:rsid="006c23ae" officeooo:paragraph-rsid="006c23ae" style:font-size-asian="12pt" style:font-size-complex="12pt"/>
    </style:style>
    <style:style style:name="P3" style:family="paragraph" style:parent-style-name="paragrafutama">
      <style:paragraph-properties fo:text-align="justify" style:justify-single-word="false"/>
    </style:style>
    <style:style style:name="P4" style:family="paragraph" style:parent-style-name="paragrafutama">
      <style:text-properties fo:font-weight="bold" style:font-weight-asian="bold" style:font-weight-complex="bold"/>
    </style:style>
    <style:style style:name="P5" style:family="paragraph" style:parent-style-name="paragrafutama">
      <style:paragraph-properties fo:text-align="justify" style:justify-single-word="false"/>
      <style:text-properties fo:font-weight="bold" style:font-weight-asian="bold" style:font-weight-complex="bold"/>
    </style:style>
    <style:style style:name="P6"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7"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79362f"/>
    </style:style>
    <style:style style:name="P8"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9"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81c869" style:font-size-asian="12pt" style:font-size-complex="12pt"/>
    </style:style>
    <style:style style:name="P10"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rsid="0081a92b" officeooo:paragraph-rsid="0081c869" style:font-size-asian="12pt" style:font-size-complex="12pt"/>
    </style:style>
    <style:style style:name="P11"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style:page-number="auto" fo:background-color="transparent" text:number-lines="true" text:line-number="1"/>
      <style:text-properties officeooo:paragraph-rsid="0081c869"/>
    </style:style>
    <style:style style:name="P12"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3" style:family="paragraph" style:parent-style-name="paragrafutama">
      <loext:graphic-properties draw:fill="none"/>
      <style:paragraph-properties fo:margin-left="2.401cm" fo:margin-right="0cm" fo:margin-top="0cm" fo:margin-bottom="0cm" loext:contextual-spacing="false" fo:line-height="120%" fo:text-align="justify" style:justify-single-word="false" fo:orphans="2" fo:widows="2" fo:text-indent="-0.6cm" style:auto-text-indent="false" fo:background-color="transparent" text:number-lines="true" text:line-number="1">
        <style:tab-stops>
          <style:tab-stop style:position="2.196cm"/>
        </style:tab-stops>
      </style:paragraph-properties>
      <style:text-properties fo:font-size="12pt" officeooo:paragraph-rsid="00797a14" style:font-size-asian="12pt" style:font-size-complex="12pt"/>
    </style:style>
    <style:style style:name="P14" style:family="paragraph" style:parent-style-name="paragrafutama">
      <loext:graphic-properties draw:fill="none"/>
      <style:paragraph-properties fo:margin-left="2.401cm" fo:margin-right="0cm" fo:margin-top="0cm" fo:margin-bottom="0cm" loext:contextual-spacing="false" fo:line-height="120%" fo:text-align="justify" style:justify-single-word="false" fo:orphans="2" fo:widows="2" fo:text-indent="-0.6cm" style:auto-text-indent="false" fo:background-color="transparent" text:number-lines="true" text:line-number="1">
        <style:tab-stops>
          <style:tab-stop style:position="2.196cm"/>
        </style:tab-stops>
      </style:paragraph-properties>
      <style:text-properties fo:font-size="12pt" officeooo:paragraph-rsid="007bb2f6" style:font-size-asian="12pt" style:font-size-complex="12pt"/>
    </style:style>
    <style:style style:name="P15"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style>
    <style:style style:name="P16"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ab-stops>
          <style:tab-stop style:position="0.159cm"/>
        </style:tab-stops>
      </style:paragraph-properties>
    </style:style>
    <style:style style:name="P17"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style>
    <style:style style:name="P18" style:family="paragraph" style:parent-style-name="paragrafutama" style:master-page-name="">
      <loext:graphic-properties draw:fill="none"/>
      <style:paragraph-properties fo:margin-left="0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9" style:family="paragraph" style:parent-style-name="paragrafutama" style:master-page-name="">
      <loext:graphic-properties draw:fill="none"/>
      <style:paragraph-properties fo:margin-left="0.499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fo:font-size="12pt" officeooo:rsid="0081a92b" officeooo:paragraph-rsid="0081a92b" style:font-size-asian="12pt" style:font-size-complex="12pt"/>
    </style:style>
    <style:style style:name="P20"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style>
    <style:style style:name="P21"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style>
    <style:style style:name="P22" style:family="paragraph" style:parent-style-name="SUBSUBAB1" style:list-style-name="L3"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fo:font-size="14pt" officeooo:rsid="006fc931" officeooo:paragraph-rsid="006fc931" style:font-size-asian="14pt" style:font-size-complex="14pt"/>
    </style:style>
    <style:style style:name="P23" style:family="paragraph" style:parent-style-name="paragrafutama">
      <style:paragraph-properties fo:text-align="start" style:justify-single-word="false"/>
      <style:text-properties officeooo:rsid="0087086f" officeooo:paragraph-rsid="0087086f"/>
    </style:style>
    <style:style style:name="P24"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5"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6"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79362f" officeooo:paragraph-rsid="0079362f" style:font-size-asian="12pt" style:font-size-complex="12pt"/>
    </style:style>
    <style:style style:name="P27"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4dace9"/>
    </style:style>
    <style:style style:name="P28"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9"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7afd18" style:font-size-asian="12pt" style:font-size-complex="12pt"/>
    </style:style>
    <style:style style:name="P30"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31"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rsid="0081a92b" officeooo:paragraph-rsid="0081a92b" style:font-size-asian="12pt" style:font-size-complex="12pt"/>
    </style:style>
    <style:style style:name="P32"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size="12pt" officeooo:paragraph-rsid="007afd18" style:font-size-asian="12pt" style:font-size-complex="12pt"/>
    </style:style>
    <style:style style:name="P33" style:family="paragraph" style:parent-style-name="paragrafutama" style:list-style-name="L4" style:master-page-name="">
      <loext:graphic-properties draw:fill="none"/>
      <style:paragraph-properties fo:margin-left="2.2cm" fo:margin-right="0cm" fo:margin-top="0cm" fo:margin-bottom="0cm" loext:contextual-spacing="false" fo:line-height="120%" fo:text-align="justify" style:justify-single-word="false" fo:orphans="2" fo:widows="2" fo:text-indent="-0.6cm" style:auto-text-indent="false" style:page-number="auto" fo:background-color="transparent" text:number-lines="true" text:line-number="1">
        <style:tab-stops>
          <style:tab-stop style:position="2.196cm"/>
          <style:tab-stop style:position="2.99cm"/>
        </style:tab-stops>
      </style:paragraph-properties>
      <style:text-properties officeooo:paragraph-rsid="00797a14"/>
    </style:style>
    <style:style style:name="P34" style:family="paragraph" style:parent-style-name="paragrafutama" style:list-style-name="L4">
      <loext:graphic-properties draw:fill="none"/>
      <style:paragraph-properties fo:margin-left="2.401cm" fo:margin-right="0cm" fo:margin-top="0cm" fo:margin-bottom="0cm" loext:contextual-spacing="false" fo:line-height="120%" fo:text-align="justify" style:justify-single-word="false" fo:orphans="2" fo:widows="2" fo:text-indent="-0.6cm" style:auto-text-indent="false" fo:background-color="transparent" text:number-lines="true" text:line-number="1">
        <style:tab-stops>
          <style:tab-stop style:position="2.196cm"/>
        </style:tab-stops>
      </style:paragraph-properties>
      <style:text-properties fo:font-size="12pt" officeooo:paragraph-rsid="00797a14" style:font-size-asian="12pt" style:font-size-complex="12pt"/>
    </style:style>
    <style:style style:name="P35" style:family="paragraph" style:parent-style-name="paragrafutama" style:list-style-name="L4">
      <loext:graphic-properties draw:fill="none"/>
      <style:paragraph-properties fo:margin-left="2.401cm" fo:margin-right="0cm" fo:margin-top="0cm" fo:margin-bottom="0cm" loext:contextual-spacing="false" fo:line-height="120%" fo:text-align="justify" style:justify-single-word="false" fo:orphans="2" fo:widows="2" fo:text-indent="-0.6cm" style:auto-text-indent="false" fo:background-color="transparent" text:number-lines="true" text:line-number="1">
        <style:tab-stops>
          <style:tab-stop style:position="2.196cm"/>
          <style:tab-stop style:position="2.805cm"/>
        </style:tab-stops>
      </style:paragraph-properties>
      <style:text-properties fo:font-size="12pt" officeooo:paragraph-rsid="007b3518" style:font-size-asian="12pt" style:font-size-complex="12pt"/>
    </style:style>
    <style:style style:name="P36" style:family="paragraph" style:parent-style-name="paragrafutama" style:list-style-name="L4" style:master-page-name="">
      <loext:graphic-properties draw:fill="none"/>
      <style:paragraph-properties fo:margin-left="2.40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7bb2f6"/>
    </style:style>
    <style:style style:name="P37" style:family="paragraph" style:parent-style-name="paragrafutama" style:list-style-name="L4">
      <loext:graphic-properties draw:fill="none"/>
      <style:paragraph-properties fo:margin-left="2.401cm" fo:margin-right="0cm" fo:margin-top="0cm" fo:margin-bottom="0cm" loext:contextual-spacing="false" fo:line-height="120%" fo:text-align="justify" style:justify-single-word="false" fo:orphans="2" fo:widows="2" fo:text-indent="1cm" style:auto-text-indent="false" fo:background-color="transparent" text:number-lines="true" text:line-number="1">
        <style:tab-stops>
          <style:tab-stop style:position="2.196cm"/>
          <style:tab-stop style:position="2.805cm"/>
        </style:tab-stops>
      </style:paragraph-properties>
      <style:text-properties fo:font-size="12pt" officeooo:paragraph-rsid="007bb2f6" style:font-size-asian="12pt" style:font-size-complex="12pt"/>
    </style:style>
    <style:style style:name="P38" style:family="paragraph" style:parent-style-name="paragrafutama" style:master-page-name="halUtama">
      <style:paragraph-properties fo:margin-left="0cm" fo:margin-right="0cm" fo:text-align="start" style:justify-single-word="false" fo:text-indent="0cm" style:auto-text-indent="false" style:page-number="auto"/>
    </style:style>
    <style:style style:name="P39" style:family="paragraph" style:parent-style-name="paragrafutama" style:master-page-name="">
      <loext:graphic-properties draw:fill="none"/>
      <style:paragraph-properties fo:margin-left="0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style>
    <style:style style:name="P40" style:family="paragraph" style:parent-style-name="subBab1">
      <style:paragraph-properties fo:text-align="center" style:justify-single-word="false"/>
      <style:text-properties fo:font-size="12pt" officeooo:rsid="006c23ae" style:font-size-asian="12pt" style:font-size-complex="12pt"/>
    </style:style>
    <style:style style:name="P41"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2" style:family="paragraph" style:parent-style-name="subBab1">
      <style:paragraph-properties fo:text-align="center" style:justify-single-word="false" fo:break-before="page"/>
      <style:text-properties fo:font-size="16pt" style:font-size-asian="16pt" style:font-size-complex="16pt"/>
    </style:style>
    <style:style style:name="T1" style:family="text">
      <style:text-properties fo:text-transform="uppercase" style:font-name="Times New Roman1" fo:font-size="16pt" fo:font-weight="bold" officeooo:rsid="003b11ac"/>
    </style:style>
    <style:style style:name="T2" style:family="text">
      <style:text-properties fo:font-weight="bold" style:font-weight-asian="bold" style:font-weight-complex="bold"/>
    </style:style>
    <style:style style:name="T3" style:family="text">
      <style:text-properties fo:font-weight="bold" officeooo:rsid="00594ee0" style:font-weight-asian="bold" style:font-weight-complex="bold"/>
    </style:style>
    <style:style style:name="T4" style:family="text">
      <style:text-properties fo:font-weight="bold" officeooo:rsid="005b521b" style:font-weight-asian="bold" style:font-weight-complex="bold"/>
    </style:style>
    <style:style style:name="T5" style:family="text">
      <style:text-properties fo:font-weight="bold" officeooo:rsid="00797a14" style:font-weight-asian="bold" style:font-weight-complex="bold"/>
    </style:style>
    <style:style style:name="T6" style:family="text">
      <style:text-properties fo:font-weight="bold" officeooo:rsid="007bb2f6" style:font-weight-asian="bold" style:font-weight-complex="bold"/>
    </style:style>
    <style:style style:name="T7" style:family="text">
      <style:text-properties officeooo:rsid="005b521b"/>
    </style:style>
    <style:style style:name="T8" style:family="text">
      <style:text-properties officeooo:rsid="00579c2f"/>
    </style:style>
    <style:style style:name="T9" style:family="text">
      <style:text-properties officeooo:rsid="006660cb"/>
    </style:style>
    <style:style style:name="T10" style:family="text">
      <style:text-properties fo:font-size="12pt" style:font-size-asian="12pt" style:font-size-complex="12pt"/>
    </style:style>
    <style:style style:name="T11" style:family="text">
      <style:text-properties fo:font-size="12pt" officeooo:rsid="00650183" style:font-size-asian="12pt" style:font-size-complex="12pt"/>
    </style:style>
    <style:style style:name="T12" style:family="text">
      <style:text-properties fo:font-size="12pt" officeooo:rsid="005b521b" style:font-size-asian="12pt" style:font-size-complex="12pt"/>
    </style:style>
    <style:style style:name="T13" style:family="text">
      <style:text-properties fo:font-size="12pt" fo:font-weight="normal" officeooo:rsid="00716bc8" style:font-size-asian="12pt" style:font-weight-asian="normal" style:font-size-complex="12pt" style:font-weight-complex="normal"/>
    </style:style>
    <style:style style:name="T14" style:family="text">
      <style:text-properties fo:font-size="12pt" fo:font-weight="normal" officeooo:rsid="00797a14" style:font-size-asian="12pt" style:font-weight-asian="normal" style:font-size-complex="12pt" style:font-weight-complex="normal"/>
    </style:style>
    <style:style style:name="T15" style:family="text">
      <style:text-properties fo:font-size="12pt" fo:font-weight="normal" officeooo:rsid="007bb2f6" style:font-size-asian="12pt" style:font-weight-asian="normal" style:font-size-complex="12pt" style:font-weight-complex="normal"/>
    </style:style>
    <style:style style:name="T16" style:family="text">
      <style:text-properties officeooo:rsid="006fc931"/>
    </style:style>
    <style:style style:name="T17" style:family="text">
      <style:text-properties fo:font-variant="normal" fo:text-transform="none" style:font-name="Times New Roman1" fo:font-size="12pt" fo:font-weight="normal" officeooo:rsid="00461bcd" style:font-size-asian="12pt" style:font-size-complex="12pt"/>
    </style:style>
    <style:style style:name="T18" style:family="text">
      <style:text-properties fo:font-variant="normal" fo:text-transform="none" style:font-name="Times New Roman1" fo:font-size="12pt" fo:font-weight="normal" officeooo:rsid="006fc931" style:font-size-asian="12pt" style:font-size-complex="12pt"/>
    </style:style>
    <style:style style:name="T19" style:family="text">
      <style:text-properties fo:font-variant="normal" fo:text-transform="none" style:font-name="Times New Roman1" fo:font-size="12pt" fo:font-weight="normal" officeooo:rsid="00650183" style:font-size-asian="12pt" style:font-size-complex="12pt"/>
    </style:style>
    <style:style style:name="T20" style:family="text">
      <style:text-properties fo:font-variant="normal" fo:text-transform="none" style:font-name="Times New Roman1" fo:font-size="12pt" fo:font-weight="normal" officeooo:rsid="0079362f" style:font-size-asian="12pt" style:font-size-complex="12pt"/>
    </style:style>
    <style:style style:name="T21" style:family="text">
      <style:text-properties fo:font-variant="normal" fo:text-transform="none" style:font-name="Times New Roman1" fo:font-size="12pt" fo:font-weight="normal" officeooo:rsid="00717908" style:font-size-asian="12pt" style:font-size-complex="12pt"/>
    </style:style>
    <style:style style:name="T22" style:family="text">
      <style:text-properties fo:font-variant="normal" fo:text-transform="none" style:font-name="Times New Roman1" fo:font-size="12pt" fo:font-style="normal" fo:font-weight="normal" officeooo:rsid="006fc931" style:font-size-asian="12pt" style:font-style-asian="normal" style:font-size-complex="12pt" style:font-style-complex="normal"/>
    </style:style>
    <style:style style:name="T23" style:family="text">
      <style:text-properties fo:font-variant="normal" fo:text-transform="none" style:font-name="Times New Roman1" fo:font-size="12pt" fo:font-style="normal" fo:font-weight="normal" officeooo:rsid="0079362f" style:font-size-asian="12pt" style:font-style-asian="normal" style:font-size-complex="12pt" style:font-style-complex="normal"/>
    </style:style>
    <style:style style:name="T24" style:family="text">
      <style:text-properties fo:font-variant="normal" fo:text-transform="none" style:font-name="Times New Roman1" fo:font-size="12pt" fo:font-style="normal" fo:font-weight="normal" officeooo:rsid="0055d0e6" style:font-size-asian="12pt" style:font-style-asian="normal" style:font-size-complex="12pt" style:font-style-complex="normal"/>
    </style:style>
    <style:style style:name="T25" style:family="text">
      <style:text-properties fo:font-weight="normal" officeooo:rsid="00716bc8" style:font-weight-asian="normal" style:font-weight-complex="normal"/>
    </style:style>
    <style:style style:name="T26" style:family="text">
      <style:text-properties fo:font-weight="normal" officeooo:rsid="00797a14" style:font-weight-asian="normal" style:font-weight-complex="normal"/>
    </style:style>
    <style:style style:name="T27" style:family="text">
      <style:text-properties fo:font-weight="normal" officeooo:rsid="007afd18" style:font-weight-asian="normal" style:font-weight-complex="normal"/>
    </style:style>
    <style:style style:name="T28" style:family="text">
      <style:text-properties fo:font-weight="normal" officeooo:rsid="007b3518"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087086f"/>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text:s text:c="7"/></text:span><text:span text:style-name="T30">Judul Praktikum <text:tab/>: Sistem Operasi GNU Linux</text:span></text:p>
      <text:p text:style-name="P23">Modul Praktikum<text:tab/>: -</text:p>
      <text:p text:style-name="P23">Nama Percobaan<text:tab/>: -</text:p>
      <text:p text:style-name="P23">Tanggal Praktikum<text:tab/>: 09 September 2020 </text:p>
      <text:p text:style-name="P23">Nama Mahasiswa<text:tab/>: Muhamed Zidan Alata</text:p>
      <text:p text:style-name="P23">NIM<text:tab/><text:tab/><text:tab/>: J3C119080 </text:p>
      <text:p text:style-name="P23">Nama Kelompok<text:tab/>: -</text:p>
      <text:p text:style-name="P39"/>
      <text:h text:style-name="P42" text:outline-level="1"><text:bookmark-start text:name="__RefHeading___Toc304_4105230534"/><text:span text:style-name="T30">PEMBAHASAN</text:span><text:bookmark-end text:name="__RefHeading___Toc304_4105230534"/></text:h>
      <text:list xml:id="list4103070898" text:style-name="L3">
        <text:list-item>
          <text:h text:style-name="P22" text:outline-level="2"><text:bookmark-start text:name="__RefHeading___Toc306_4105230534"/>Tugas Pendahuluan<text:bookmark-end text:name="__RefHeading___Toc306_4105230534"/></text:h>
        </text:list-item>
      </text:list>
      <text:list xml:id="list2172936300" text:style-name="Numbering_20_123">
        <text:list-header>
          <text:p text:style-name="P27"><text:span text:style-name="T11">1) <text:s/></text:span><text:span text:style-name="T19">J</text:span><text:span text:style-name="T18">elaskan pengertian program aplikasi untuk sistem operasi dengan program aplikasi untuk pengguna !</text:span></text:p>
          <text:p text:style-name="P29"><text:span text:style-name="T8"><text:s text:c="7"/></text:span><text:span text:style-name="T3">Jawaban:</text:span></text:p>
          <text:p text:style-name="P32"/>
        </text:list-header>
      </text:list>
      <text:list xml:id="list3888737397" text:style-name="L4">
        <text:list-item>
          <text:p text:style-name="P33"><text:span text:style-name="Strong_20_Emphasis"><text:span text:style-name="T14">Sistem Operasi </text:span></text:span></text:p>
          <text:p text:style-name="P34"><text:span text:style-name="Strong_20_Emphasis"><text:span text:style-name="T5"/></text:span></text:p>
          <text:p text:style-name="P34"><text:span text:style-name="Strong_20_Emphasis"><text:span text:style-name="T5">Beberapa definisi</text:span></text:span></text:p>
          <text:p text:style-name="P34"><text:span text:style-name="Strong_20_Emphasis"><text:span text:style-name="T26">a. Sistem operasi adalah software yang mengontrol hardware</text:span></text:span></text:p>
          <text:p text:style-name="P34"><text:span text:style-name="Strong_20_Emphasis"><text:span text:style-name="T26">b. program yang menjadikan hardware lebih mudah digunakan</text:span></text:span></text:p>
          <text:p text:style-name="P34"><text:span text:style-name="Strong_20_Emphasis"><text:span text:style-name="T26">c. Kumpulan program yang mengatur kerja hardware sesuai dengan keingin <text:tab/> <text:s text:c="2"/>user</text:span></text:span></text:p>
          <text:p text:style-name="P34"><text:span text:style-name="Strong_20_Emphasis"><text:span text:style-name="T26">d. Manajer sumber daya atau pengalokasian sumber daya komputer, seperti <text:tab/> <text:s text:c="2"/>mengatur memori, printer, dan lain-lain</text:span></text:span></text:p>
          <text:p text:style-name="P34"><text:span text:style-name="Strong_20_Emphasis"><text:span text:style-name="T26">e. Sebagai program pengendali , yaitu program yang digunakan untu</text:span></text:span><text:span text:style-name="Strong_20_Emphasis"><text:span text:style-name="T27">k</text:span></text:span><text:span text:style-name="Strong_20_Emphasis"><text:span text:style-name="T26"><text:tab/> <text:s text:c="2"/>mengontrol program yang lain.</text:span></text:span></text:p>
          <text:p text:style-name="P34"><text:span text:style-name="Strong_20_Emphasis"><text:span text:style-name="T26"/></text:span></text:p>
          <text:p text:style-name="P34"><text:span text:style-name="Strong_20_Emphasis"><text:span text:style-name="T5">Tujuan sistem operasi</text:span></text:span></text:p>
          <text:list>
            <text:list-item>
              <text:list>
                <text:list-item>
                  <text:list>
                    <text:list-header>
                      <text:p text:style-name="P34"><text:span text:style-name="Strong_20_Emphasis"><text:span text:style-name="T26"><text:s text:c="2"/>Sistem operasi adalah program yang mengontrol eksekusi program-program aplikasi yang lain dan berfungsi sebagai interface antara user dengan hardware. sistem operasi memiliki tujuan:</text:span></text:span></text:p>
                    </text:list-header>
                  </text:list>
                </text:list-item>
              </text:list>
            </text:list-item>
          </text:list>
          <text:p text:style-name="P34"><text:span text:style-name="Strong_20_Emphasis"><text:span text:style-name="T26"/></text:span></text:p>
          <text:p text:style-name="P34"><text:span text:style-name="Strong_20_Emphasis"><text:span text:style-name="T26">1. Sistem Operasi membuat komputer menjadi lebih mudah untuk digunakan</text:span></text:span></text:p>
          <text:p text:style-name="P34"><text:span text:style-name="Strong_20_Emphasis"><text:span text:style-name="T26">2. Sistem operasi memungkinkan sumber daya sistem komputer untuk digunakan dengan cara yang lebih efisien</text:span></text:span></text:p>
        </text:list-item>
      </text:list>
      <text:p text:style-name="P13"><text:span text:style-name="Strong_20_Emphasis"><text:span text:style-name="T2"/></text:span></text:p>
      <text:p text:style-name="P13"><text:span text:style-name="Strong_20_Emphasis"><text:span text:style-name="T5"><text:tab/><text:tab/>Contoh </text:span></text:span><text:span text:style-name="Strong_20_Emphasis"><text:span text:style-name="T6">Vendor </text:span></text:span><text:span text:style-name="Strong_20_Emphasis"><text:span text:style-name="T5">Sistem Operasi</text:span></text:span></text:p>
      <text:p text:style-name="P14"><text:span text:style-name="Strong_20_Emphasis"><text:span text:style-name="T25"><text:s/><text:tab/><text:tab/> Microsoft Windows, Linux, IOS, Android, dan lain-lain.</text:span></text:span></text:p>
      <text:p text:style-name="P14"><text:span text:style-name="Strong_20_Emphasis"><text:span text:style-name="T25"/></text:span></text:p>
      <text:list xml:id="list182852760126828" text:continue-numbering="true" text:style-name="L4">
        <text:list-item>
          <text:p text:style-name="P35"><text:span text:style-name="Strong_20_Emphasis"><text:span text:style-name="T28">Program Aplikasi user</text:span></text:span></text:p>
          <text:list>
            <text:list-item>
              <text:list>
                <text:list-header>
                  <text:p text:style-name="P36"><text:span text:style-name="Strong_20_Emphasis"><text:span text:style-name="T13"><text:s text:c="4"/>Program aplikasi untuk pengguna adalah sebuah program aplikasi yang memiliki fungsi </text:span></text:span><text:span text:style-name="Strong_20_Emphasis"><text:span text:style-name="T15">atau tujuan yang berbeda dengan fungsi yang sudah dibuatkan oleh si vendor, dan</text:span></text:span><text:span text:style-name="Strong_20_Emphasis"><text:span text:style-name="T13"> sebagai penghubung antar pengguna dengan sistem dalam memberikan sebuah perintah untuk menjalankan instruksi tertentu.</text:span></text:span></text:p>
                </text:list-header>
              </text:list>
            </text:list-item>
          </text:list>
          <text:p text:style-name="P37"><text:soft-page-break/><text:span text:style-name="Strong_20_Emphasis"><text:span text:style-name="T25">Contoh : Microsoft Office Word, Adobe Photoshop, Point Blank, dan lain-lain.</text:span></text:span></text:p>
        </text:list-item>
      </text:list>
      <text:p text:style-name="P13"><text:span text:style-name="Strong_20_Emphasis"><text:span text:style-name="T26"/></text:span></text:p>
      <text:p text:style-name="P13"><text:span text:style-name="Strong_20_Emphasis"><text:span text:style-name="T26"/></text:span></text:p>
      <text:p text:style-name="P13"><text:span text:style-name="Strong_20_Emphasis"><text:span text:style-name="T26"/></text:span></text:p>
      <text:list xml:id="list182852682027051" text:continue-list="list2172936300" text:style-name="Numbering_20_123">
        <text:list-header>
          <text:p text:style-name="P28">2) <text:s/>Jelaskan dan berikan contoh program tertanam(embeded system) dan sistem program penyesuai (interpreted system)!</text:p>
          <text:p text:style-name="P30"><text:s text:c="7"/><text:span text:style-name="T4">Jawaban:</text:span><text:span text:style-name="T7"> </text:span></text:p>
          <text:list>
            <text:list-item>
              <text:list>
                <text:list-header>
                  <text:p text:style-name="P31">A) Embeded system</text:p>
                </text:list-header>
              </text:list>
            </text:list-item>
          </text:list>
        </text:list-header>
      </text:list>
      <text:p text:style-name="P5"><text:span text:style-name="T12"><text:s/></text:span>Definisi Embedded System </text:p>
      <text:p text:style-name="P16">Menurut Heath (2003), embedded system atau sistem tertanam adalah suatu sistem berbasis mikroprosesor yang dibuat untuk mengontrol fungsi-fungsi dan tidak dapat diprogram oleh end-user (pengguna). Jadi, sekali sistem tersebut dibuat, maka pengguna </text:p>
      <text:p text:style-name="P15">tidak dapat menambah atau mengubah fungsi yang ada. Hal ini tentu saja berbeda dengan sebuah Personal Computer (PC). Pada PC, pengguna masih bisa mengubah atau menambah fungsi-fungsi baru dengan cara memasang (install) perangkat lunak yang diinginkan. Definisi lain yang lebih sederhana dikemukakan oleh Noergaard (2005), bahwa embedded system adalah suatu sistem komputer terapan (applied computer system) yang berbeda dengan PC. Salah satu perbedaan yang mendasar adalah bahwa perangkat keras (hardware) yang digunakan atau fungsi perangkat lunak (software) yang tersedia dalam embedded system jauh lebih sedikit dibandingkan PC (Noergaard 2005). </text:p>
      <text:p text:style-name="P3"/>
      <text:p text:style-name="P4">Karakteristik Embedded System </text:p>
      <text:p text:style-name="P17">Embedded System umumnya terdiri atas CPU/mikroprosesor dan antarmuka ke alat input/output (Axelson 2007). Fungsi dalam embedded system tidak dapat diubah atau ditambah lagi, maka umumnya embedded system hanya dibuat untuk tujuan khusus, </text:p>
      <text:p text:style-name="P15">dan hanya dapat mengerjakan satu pekerjaan dalam satu waktu (Heath 2003). Hal ini menjadi karakteristik utama dari suatu embedded system. Beberapa contoh embedded system yang memiliki tujuan khusus dan spesifik adalah jam tangan digital, lift, dan lampu lalu lintas. </text:p>
      <text:p text:style-name="P3"/>
      <text:p text:style-name="P4">Contoh Embedded System </text:p>
      <text:p text:style-name="P17">Sebenarnya, embedded system berkembang lebih dulu dibandingkan komputer. Beberapa peralatan yang dibuat sekitar 40 tahun yang lalu sudah dilengkapi semacam mikroprosesor yang ditanam di dalamnya. Saat ini, embedded system semakin berkembang terutama ketika semakin banyak alat-alat <text:soft-page-break/>analog yang dibuat dalam bentuk digital (Heath 2003). Beberapa contoh embedded system yang dapat dijumpai dalam kehidupan sehari-hari adalah: </text:p>
      <text:p text:style-name="paragrafutama">1. Microwave Oven </text:p>
      <text:p text:style-name="paragrafutama">2. Konsol Game </text:p>
      <text:p text:style-name="paragrafutama">3. Global Positioning System (GPS) </text:p>
      <text:p text:style-name="paragrafutama">4. Lemari Es </text:p>
      <text:p text:style-name="paragrafutama">5. Mesin Fotokopi </text:p>
      <text:p text:style-name="paragrafutama">6. Mesin Fax </text:p>
      <text:p text:style-name="paragrafutama">7. Televisi Digital</text:p>
      <text:p text:style-name="paragrafutama"/>
      <text:p text:style-name="P19">B) <text:s/>Sistem Program penyesuai (Intrepreted System)</text:p>
      <text:p text:style-name="P11"><text:span text:style-name="T21">Interpreted System</text:span><text:span text:style-name="T10">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mengeksekusi kode tersimpan yang dibuat oleh kompiler secara eksplisit sebagai bagian dari sistem penerjemah.</text:span></text:p>
      <text:p text:style-name="P9">Command Interpreter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text:p>
      <text:p text:style-name="P10">Sistem Operasi menunggu instruksi dari pengguna (command driven). Program yang membaca instruksi dan mengartikan control statements umumnya disebut: control-card interpreter, command-line interpreter, dan UNIX shell. Command-Interpreter System sangat bervariasi dari satu sistem operasi ke sistem operasi yang lain dan disesuaikan dengan tujuan dan teknologi I/O devices yang ada. Contohnya: CLI, Windows, Pen-based (touch), dan lain-lain.</text:p>
      <text:p text:style-name="P8"/>
      <text:p text:style-name="P8"/>
      <text:h text:style-name="P41" text:outline-level="1"/>
      <text:h text:style-name="P42" text:outline-level="1"><text:bookmark-start text:name="__RefHeading___Toc509_384981903"/>Daftar Pustaka<text:bookmark-end text:name="__RefHeading___Toc509_384981903"/></text:h>
      <text:h text:style-name="P40" text:outline-level="1"/>
      <text:p text:style-name="P2">Abas Ali pangera, Dony Anyus .2005. <text:span text:style-name="T29">Sistem Operasi</text:span>. Yogyakarta: CV. ANDI OFFSET</text:p>
      <text:p text:style-name="P2">https://www.researchgate.net/publication/305769367_Implementasi_Embedded_Systems_menggunakan_Beagleboard_Prototipe_Sistem_Pengaturan_Lalu_Lintas#pf1b</text:p>
      <text:p text:style-name="P18"><text:s text:c="9"/>https://id.wikipedia.org/wiki/Sistem_benam</text:p>
      <text:p text:style-name="P1">https://febriadisantosa.weebly.com/knowledge/embedded-system</text:p>
      <text:p text:style-name="P1">http://ruslansamuel.blogspot.com/2016/11/command-interpreter-system.html</text:p>
      <text:p text:style-name="P12">https://dikmediatech.blogspot.com/2019/01/sistem-operasi-dan-program-aplikasi-lengkap.html</text:p>
      <text:p text:style-name="P12">https://dikmediatech.blogspot.com/2019/01/sistem-operasi-dan-program-aplikasi-lengkap.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suffix=")" style:num-format="A"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3.5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7T18:28:47.170000000</dc:date>
    <meta:editing-duration>PT7H58M5S</meta:editing-duration>
    <meta:editing-cycles>82</meta:editing-cycles>
    <meta:generator>LibreOffice/6.3.4.2$Windows_X86_64 LibreOffice_project/60da17e045e08f1793c57c00ba83cdfce946d0aa</meta:generator>
    <meta:document-statistic meta:table-count="0" meta:image-count="0" meta:object-count="0" meta:page-count="5" meta:paragraph-count="58" meta:word-count="712" meta:character-count="5745" meta:non-whitespace-character-count="5010"/>
  </office:meta>
</office:document-meta>
</file>